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35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8.015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6" style:family="graphic" style:parent-style-name="objectwithoutfill">
      <style:graphic-properties draw:stroke="solid" draw:stroke-dash="Fine_20_Dashed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draw:stroke-dash="Dashed_20__28_var_29_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65cm" fo:min-width="6.7cm"/>
    </style:style>
    <style:style style:name="gr19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standard">
      <style:graphic-properties draw:stroke="none" svg:stroke-color="#000000" draw:fill="none" draw:fill-color="#ffffff" fo:min-height="0.823cm"/>
    </style:style>
    <style:style style:name="gr26" style:family="graphic" style:parent-style-name="standard">
      <style:graphic-properties draw:stroke="none" svg:stroke-color="#000000" draw:fill="none" draw:fill-color="#ffffff" fo:min-height="0.831cm"/>
    </style:style>
    <style:style style:name="gr27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none" draw:fill-color="#ffff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1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4" style:family="graphic" style:parent-style-name="objectwithoutfill">
      <style:graphic-properties svg:stroke-width="0.053cm" svg:stroke-color="#ff3333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9966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35cm" fo:min-width="8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35cm" fo:min-width="6.7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fill-color="#fedcdc" draw:textarea-horizontal-align="justify" draw:textarea-vertical-align="middle" draw:auto-grow-height="false" fo:min-height="1.35cm" fo:min-width="2.8cm"/>
    </style:style>
    <style:style style:name="gr46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7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8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6pt" style:letter-kerning="true" style:font-name-asian="Lucida Sans Unicode" style:font-size-asian="16pt" style:font-name-complex="Droid Sans Devanagari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242cm" svg:y="1.427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7.542cm" svg:y="2.827cm">
          <text:p text:style-name="P3"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5.6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6" draw:text-style-name="P4" xml:id="id2" draw:id="id2" draw:layer="layout" svg:width="5.059cm" svg:height="1.6cm" svg:x="12.583cm" svg:y="2.827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3.236cm" svg:height="1.6cm" svg:x="12.642cm" svg:y="5.527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gr9" draw:text-style-name="P1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075cm" svg:height="0.886cm" svg:x="14.067cm" svg:y="9.28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12" draw:text-style-name="P4" xml:id="id4" draw:id="id4" draw:layer="layout" svg:width="14.8cm" svg:height="1.6cm" svg:x="2.342cm" svg:y="12.427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4.4cm" svg:height="1.6cm" svg:x="5.142cm" svg:y="15.227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4.42cm" svg:height="1.6cm" svg:x="1.842cm" svg:y="5.527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3.742cm" svg:y1="4.427cm" svg:x2="3.742cm" svg:y2="5.527cm">
          <text:p/>
        </draw:line>
        <draw:connector draw:style-name="gr17" draw:text-style-name="P5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6" draw:text-style-name="P5" draw:layer="layout" svg:x1="7.242cm" svg:y1="14.027cm" svg:x2="7.242cm" svg:y2="15.227cm">
          <text:p/>
        </draw:line>
        <draw:custom-shape draw:style-name="gr14" draw:text-style-name="P4" xml:id="id8" draw:id="id8" draw:layer="layout" svg:width="4.4cm" svg:height="1.6cm" svg:x="2.342cm" svg:y="20.827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4" draw:text-style-name="P4" xml:id="id6" draw:id="id6" draw:layer="layout" svg:width="4.4cm" svg:height="1.6cm" svg:x="11.942cm" svg:y="21.227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5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20" draw:text-style-name="P5" draw:layer="layout" draw:line-skew="2.199cm" svg:x1="15.878cm" svg:y1="6.327cm" svg:x2="16.342cm" svg:y2="22.027cm" draw:start-shape="id7" draw:start-glue-point="1" draw:end-shape="id6" draw:end-glue-point="1" svg:d="M15878 6327h3164v15700h-2700" svg:viewBox="0 0 3165 15701">
          <text:p/>
        </draw:connector>
        <draw:line draw:style-name="gr21" draw:text-style-name="P5" draw:layer="layout" svg:x1="0.542cm" svg:y1="13.627cm" svg:x2="20.132cm" svg:y2="13.627cm">
          <text:p/>
        </draw:line>
        <draw:line draw:style-name="gr22" draw:text-style-name="P3" draw:layer="layout" svg:x1="19.792cm" svg:y1="13.427cm" svg:x2="19.792cm" svg:y2="1cm">
          <text:p/>
        </draw:line>
        <draw:frame draw:style-name="gr23" draw:text-style-name="P6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gr22" draw:text-style-name="P3" draw:layer="layout" svg:x1="19.792cm" svg:y1="26.827cm" svg:x2="19.792cm" svg:y2="13.827cm">
          <text:p/>
        </draw:line>
        <draw:frame draw:style-name="gr24" draw:text-style-name="P6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5" draw:text-style-name="P7" draw:layer="layout" svg:width="6.8cm" svg:height="1.073cm" svg:x="3.042cm" svg:y="23.527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3.042cm" svg:y="24.527cm">
          <draw:text-box>
            <text:p><text:span text:style-name="T3">OpenSSL Engine + Java sockets</text:span></text:p>
          </draw:text-box>
        </draw:frame>
        <draw:frame draw:style-name="gr26" draw:text-style-name="P7" draw:layer="layout" svg:width="7.6cm" svg:height="1.081cm" svg:x="3.042cm" svg:y="25.527cm">
          <draw:text-box>
            <text:p><text:span text:style-name="T3">OpenSSL Engine through APR sockets</text:span></text:p>
          </draw:text-box>
        </draw:frame>
        <draw:custom-shape draw:style-name="gr13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5" draw:text-style-name="P4" draw:layer="layout" svg:width="4.42cm" svg:height="1.6cm" svg:x="6.722cm" svg:y="7.027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8.442cm" svg:y1="4.427cm" svg:x2="8.442cm" svg:y2="7.027cm">
          <text:p/>
        </draw:line>
        <draw:line draw:style-name="gr28" draw:text-style-name="P3" draw:layer="layout" svg:x1="8.342cm" svg:y1="8.627cm" svg:x2="8.342cm" svg:y2="12.427cm">
          <text:p/>
        </draw:line>
        <draw:line draw:style-name="gr28" draw:text-style-name="P3" draw:layer="layout" svg:x1="4.142cm" svg:y1="14.027cm" svg:x2="4.142cm" svg:y2="20.827cm">
          <text:p/>
        </draw:line>
        <draw:connector draw:style-name="gr29" draw:text-style-name="P9" draw:layer="layout" draw:type="line" svg:x1="11.043cm" svg:y1="3.627cm" svg:x2="12.584cm" svg:y2="3.627cm" svg:d="M11043 3627h1541" svg:viewBox="0 0 1542 1">
          <text:p/>
        </draw:connector>
        <draw:custom-shape draw:style-name="gr30" draw:text-style-name="P10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5.342cm" svg:y1="3.927cm" svg:x2="7.542cm" svg:y2="3.927cm">
          <text:p/>
        </draw:line>
        <draw:line draw:style-name="gr35" draw:text-style-name="P15" draw:layer="layout" svg:x1="5.342cm" svg:y1="3.327cm" svg:x2="7.542cm" svg:y2="3.327cm">
          <text:p/>
        </draw:line>
        <draw:connector draw:style-name="gr36" draw:text-style-name="P14" draw:layer="layout" svg:x1="9.292cm" svg:y1="4.427cm" svg:x2="12.642cm" svg:y2="6.327cm" draw:start-shape="id1" draw:start-glue-point="2" draw:end-shape="id7" draw:end-glue-point="3" svg:d="M9292 4427v1900h3350" svg:viewBox="0 0 3351 1901">
          <text:p/>
        </draw:connector>
      </draw:page>
      <draw:page draw:name="page2" draw:style-name="dp1" draw:master-page-name="Standard">
        <draw:custom-shape draw:style-name="gr37" draw:text-style-name="P1" draw:layer="layout" svg:width="9cm" svg:height="5.6cm" svg:x="1.4cm" svg:y="2.3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13" draw:text-style-name="P4" xml:id="id9" draw:id="id9" draw:layer="layout" svg:width="3.3cm" svg:height="1.6cm" svg:x="6.38cm" svg:y="2.773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.2cm" svg:height="5.6cm" svg:x="10.8cm" svg:y="2.3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40" draw:text-style-name="P4" xml:id="id10" draw:id="id10" draw:layer="layout" svg:width="3.9cm" svg:height="1.6cm" svg:x="12.4cm" svg:y="2.8cm">
          <text:p text:style-name="P3"><text:span text:style-name="T1">NIO / NIO2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4.9cm" svg:y1="3.6cm" svg:x2="6.38cm" svg:y2="3.573cm" draw:end-shape="id9" draw:end-glue-point="3" svg:d="M4900 3600l1480-27" svg:viewBox="0 0 1481 28">
          <text:p/>
        </draw:connector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0.886cm" svg:x="13.925cm" svg:y="9.253cm">
          <draw:text-box>
            <text:p><text:span text:style-name="T1">Tomcat Native</text:span></text:p>
          </draw:text-box>
        </draw:frame>
        <draw:custom-shape draw:style-name="gr12" draw:text-style-name="P4" xml:id="id13" draw:id="id13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1.8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2" draw:id="id12" draw:layer="layout" svg:width="4.42cm" svg:height="1.6cm" svg:x="5.3cm" svg:y="6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4" draw:text-style-name="P4" xml:id="id11" draw:id="id11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1.699cm" svg:x1="16.3cm" svg:y1="3.6cm" svg:x2="16.5cm" svg:y2="20cm" draw:start-shape="id10" draw:start-glue-point="1" draw:end-shape="id11" draw:end-glue-point="1" svg:d="M16300 3600h2400v16400h-2200" svg:viewBox="0 0 2401 16401">
          <text:p/>
        </draw:connector>
        <draw:connector draw:style-name="gr20" draw:text-style-name="P5" draw:layer="layout" draw:type="line" svg:x1="9.68cm" svg:y1="3.573cm" svg:x2="12.4cm" svg:y2="3.6cm" draw:start-shape="id9" draw:start-glue-point="1" draw:end-shape="id10" svg:d="M9680 3573l2720 27" svg:viewBox="0 0 2721 28">
          <text:p/>
        </draw:connector>
        <draw:line draw:style-name="gr21" draw:text-style-name="P5" draw:layer="layout" svg:x1="0.4cm" svg:y1="13.6cm" svg:x2="19.99cm" svg:y2="13.6cm">
          <text:p/>
        </draw:line>
        <draw:line draw:style-name="gr22" draw:text-style-name="P3" draw:layer="layout" svg:x1="19.65cm" svg:y1="13.4cm" svg:x2="19.65cm" svg:y2="0.973cm">
          <text:p/>
        </draw:line>
        <draw:frame draw:style-name="gr23" draw:text-style-name="P6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2" draw:text-style-name="P3" draw:layer="layout" svg:x1="19.65cm" svg:y1="22cm" svg:x2="19.65cm" svg:y2="13.8cm">
          <text:p/>
        </draw:line>
        <draw:frame draw:style-name="gr24" draw:text-style-name="P6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43" draw:text-style-name="P3" draw:layer="layout" svg:x1="7.8cm" svg:y1="4.4cm" svg:x2="7.8cm" svg:y2="6cm">
          <text:p/>
        </draw:line>
        <draw:line draw:style-name="gr43" draw:text-style-name="P3" draw:layer="layout" svg:x1="4.4cm" svg:y1="18.1cm" svg:x2="4.4cm" svg:y2="14cm">
          <text:p/>
        </draw:line>
        <draw:connector draw:style-name="gr44" draw:text-style-name="P5" draw:layer="layout" svg:x1="7.51cm" svg:y1="7.6cm" svg:x2="9.6cm" svg:y2="12.4cm" draw:start-shape="id12" draw:start-glue-point="2" draw:end-shape="id13" draw:end-glue-point="0" svg:d="M7510 7600v2400h2090v2400" svg:viewBox="0 0 2091 4801">
          <text:p/>
        </draw:connector>
      </draw:page>
      <draw:page draw:name="page3" draw:style-name="dp1" draw:master-page-name="Standard">
        <draw:custom-shape draw:style-name="gr37" draw:text-style-name="P1" draw:layer="layout" svg:width="9cm" svg:height="5.6cm" svg:x="1.4cm" svg:y="2.3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5" draw:text-style-name="P16" xml:id="id14" draw:id="id14" draw:layer="layout" svg:width="3.3cm" svg:height="1.6cm" svg:x="6.38cm" svg:y="2.773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.2cm" svg:height="5.6cm" svg:x="10.8cm" svg:y="2.3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40" draw:text-style-name="P4" xml:id="id15" draw:id="id15" draw:layer="layout" svg:width="3.9cm" svg:height="1.6cm" svg:x="12.4cm" svg:y="2.8cm">
          <text:p text:style-name="P3"><text:span text:style-name="T1">NIO / NIO2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4.9cm" svg:y1="3.6cm" svg:x2="6.38cm" svg:y2="3.573cm" draw:end-shape="id14" draw:end-glue-point="3" svg:d="M4900 3600l1480-27" svg:viewBox="0 0 1481 28">
          <text:p/>
        </draw:connector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0.886cm" svg:x="13.925cm" svg:y="9.253cm">
          <draw:text-box>
            <text:p><text:span text:style-name="T1">Tomcat Native</text:span></text:p>
          </draw:text-box>
        </draw:frame>
        <draw:custom-shape draw:style-name="gr46" draw:text-style-name="P17" xml:id="id18" draw:id="id18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1.8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xml:id="id17" draw:id="id17" draw:layer="layout" svg:width="4.42cm" svg:height="1.6cm" svg:x="5.3cm" svg:y="6cm">
          <text:p text:style-name="P18">OpenSSL Impl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7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4" draw:text-style-name="P4" xml:id="id16" draw:id="id16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1.699cm" svg:x1="16.3cm" svg:y1="3.6cm" svg:x2="16.5cm" svg:y2="20cm" draw:start-shape="id15" draw:start-glue-point="1" draw:end-shape="id16" draw:end-glue-point="1" svg:d="M16300 3600h2400v16400h-2200" svg:viewBox="0 0 2401 16401">
          <text:p/>
        </draw:connector>
        <draw:connector draw:style-name="gr20" draw:text-style-name="P5" draw:layer="layout" draw:type="line" svg:x1="9.68cm" svg:y1="3.573cm" svg:x2="12.4cm" svg:y2="3.6cm" draw:start-shape="id14" draw:start-glue-point="1" draw:end-shape="id15" svg:d="M9680 3573l2720 27" svg:viewBox="0 0 2721 28">
          <text:p/>
        </draw:connector>
        <draw:line draw:style-name="gr21" draw:text-style-name="P5" draw:layer="layout" svg:x1="0.4cm" svg:y1="13.6cm" svg:x2="19.99cm" svg:y2="13.6cm">
          <text:p/>
        </draw:line>
        <draw:line draw:style-name="gr22" draw:text-style-name="P3" draw:layer="layout" svg:x1="19.65cm" svg:y1="13.4cm" svg:x2="19.65cm" svg:y2="0.973cm">
          <text:p/>
        </draw:line>
        <draw:frame draw:style-name="gr23" draw:text-style-name="P6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2" draw:text-style-name="P3" draw:layer="layout" svg:x1="19.65cm" svg:y1="22cm" svg:x2="19.65cm" svg:y2="13.8cm">
          <text:p/>
        </draw:line>
        <draw:frame draw:style-name="gr24" draw:text-style-name="P6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43" draw:text-style-name="P3" draw:layer="layout" svg:x1="7.8cm" svg:y1="4.4cm" svg:x2="7.8cm" svg:y2="6cm">
          <text:p/>
        </draw:line>
        <draw:line draw:style-name="gr43" draw:text-style-name="P3" draw:layer="layout" svg:x1="4.4cm" svg:y1="18.1cm" svg:x2="4.4cm" svg:y2="14cm">
          <text:p/>
        </draw:line>
        <draw:connector draw:style-name="gr44" draw:text-style-name="P5" draw:layer="layout" svg:x1="7.51cm" svg:y1="7.6cm" svg:x2="9.6cm" svg:y2="12.4cm" draw:start-shape="id17" draw:start-glue-point="2" draw:end-shape="id18" draw:end-glue-point="0" svg:d="M75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4-30T18:22:29.075372389</dc:date>
    <meta:editing-duration>PT2H44M1S</meta:editing-duration>
    <meta:editing-cycles>67</meta:editing-cycles>
    <meta:generator>LibreOffice/5.1.2.2.0$Linux_X86_64 LibreOffice_project/10m0$Build-2</meta:generator>
    <meta:document-statistic meta:object-count="100"/>
  </office:meta>
</office:document-meta>
</file>